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color="#b2b2b2"/>
      <style:paragraph-properties style:writing-mode="lr-tb"/>
    </style:style>
    <style:style style:name="gr2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38cm" draw:shadow="visible" draw:shadow-color="#b2b2b2"/>
      <style:paragraph-properties style:writing-mode="lr-tb"/>
    </style:style>
    <style:style style:name="gr3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775cm" draw:shadow="visible" draw:shadow-color="#b2b2b2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02a49c" draw:textarea-horizontal-align="justify" draw:textarea-vertical-align="middle" draw:auto-grow-height="false" fo:min-height="0.824cm" fo:min-width="3.071cm" draw:shadow="visible" draw:shadow-offset-x="0.212cm" draw:shadow-offset-y="0.212cm" draw:shadow-color="#b2b2b2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offset-x="0.212cm" draw:shadow-offset-y="0.212cm" draw:shadow-color="#b2b2b2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02a49c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  <style:text-properties style:font-name="Open Sans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5" style:family="paragraph">
      <loext:graphic-properties draw:fill-color="#02a49c"/>
      <style:paragraph-properties fo:margin-left="0cm" fo:margin-right="0cm" fo:margin-top="0cm" fo:margin-bottom="0cm" fo:line-height="100%" fo:text-align="center" fo:text-indent="0cm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6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7" style:family="paragraph">
      <loext:graphic-properties draw:fill-color="#02a49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language="en" fo:country="US" style:font-size-asian="13pt" style:font-size-complex="13pt"/>
    </style:style>
    <style:style style:name="T3" style:family="text">
      <style:text-properties style:font-name="Open Sans" fo:font-size="13pt" fo:language="en" fo:country="US" fo:font-weight="normal" style:font-size-asian="13pt" style:font-weight-asian="bold" style:font-size-complex="13pt" style:font-weight-complex="bold"/>
    </style:style>
    <style:style style:name="T4" style:family="text">
      <style:text-properties style:font-name="Open Sans" fo:font-size="13pt" fo:font-weight="normal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19cm" svg:x="0.628cm" svg:y="0.628cm">
          <text:p text:style-name="P1"><text:span text:style-name="T1">Regis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996cm" svg:height="1.19cm" svg:x="4.532cm" svg:y="0.628cm">
          <text:p text:style-name="P1"><text:span text:style-name="T1">Base </text:span><text:span text:style-name="T2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.428cm" svg:y1="1.223cm" svg:x2="4.532cm" svg:y2="1.223cm" draw:start-shape="id1" draw:start-glue-point="1" draw:end-shape="id2" draw:end-glue-point="3" svg:d="M3428 1223h1104" svg:viewBox="0 0 1105 1">
          <text:p/>
        </draw:connector>
        <draw:custom-shape draw:style-name="gr4" draw:text-style-name="P2" xml:id="id3" draw:id="id3" draw:layer="layout" svg:width="3.391cm" svg:height="1.19cm" svg:x="8.637cm" svg:y="0.628cm">
          <text:p text:style-name="P1"><text:span text:style-name="T2">Docker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3.687cm" svg:height="1.19cm" svg:x="13.141cm" svg:y="0.628cm">
          <text:p text:style-name="P4"><text:span text:style-name="T3">Custom 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7.528cm" svg:y1="1.223cm" svg:x2="8.637cm" svg:y2="1.223cm" draw:start-shape="id2" draw:start-glue-point="1" draw:end-shape="id3" draw:end-glue-point="3" svg:d="M7528 1223h1109" svg:viewBox="0 0 1110 1">
          <text:p/>
        </draw:connector>
        <draw:connector draw:style-name="gr7" draw:text-style-name="P3" draw:layer="layout" draw:type="curve" svg:x1="12.028cm" svg:y1="1.223cm" svg:x2="13.141cm" svg:y2="1.223cm" draw:start-shape="id3" draw:start-glue-point="1" draw:end-shape="id4" draw:end-glue-point="3" svg:d="M12028 1223h1113" svg:viewBox="0 0 1114 1">
          <text:p/>
        </draw:connector>
        <draw:connector draw:style-name="gr7" draw:text-style-name="P3" draw:layer="layout" draw:type="curve" svg:x1="16.828cm" svg:y1="1.223cm" svg:x2="17.948cm" svg:y2="1.223cm" draw:start-shape="id4" draw:start-glue-point="1" draw:end-shape="id5" draw:end-glue-point="3" svg:d="M16828 1223h1120" svg:viewBox="0 0 1121 1">
          <text:p/>
        </draw:connector>
        <draw:custom-shape draw:style-name="gr8" draw:text-style-name="P7" xml:id="id5" draw:id="id5" draw:layer="layout" svg:width="2.8cm" svg:height="1.19cm" svg:x="17.948cm" svg:y="0.628cm">
          <text:p text:style-name="P6"><text:span text:style-name="T4">Con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1-03T14:53:44.633816317</meta:creation-date>
    <dc:date>2020-09-07T13:43:00.473423508</dc:date>
    <meta:editing-duration>PT6H1M32S</meta:editing-duration>
    <meta:editing-cycles>63</meta:editing-cycles>
    <meta:generator>LibreOffice/6.4.5.2$Linux_X86_64 LibreOffice_project/40$Build-2</meta:generator>
    <meta:document-statistic meta:object-count="9"/>
  </office:meta>
</office:document-meta>
</file>